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0.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3399ff" style:cell-protect="none" style:print-content="tru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M pos" table:style-name="ta1">
        <table:table-column table:style-name="co1" table:number-columns-repeated="1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Heur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hannel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9" table:number-rows-spanned="2">
            <text:p>Programe 1</text:p>
          </table:table-cell>
          <table:covered-table-cell table:number-columns-repeated="8"/>
          <table:table-cell table:style-name="ce3" office:value-type="string" calcext:value-type="string" table:number-columns-spanned="9" table:number-rows-spanned="2">
            <text:p>Programe 2</text:p>
          </table:table-cell>
          <table:covered-table-cell table:number-columns-repeated="8"/>
        </table:table-row>
        <table:table-row table:style-name="ro1">
          <table:covered-table-cell table:number-columns-repeated="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CH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CH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H3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CH3</text:p>
          </table:table-cell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CH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CH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CH3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CH3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CH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CH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CH3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CH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CH2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CH3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CH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CH2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CH3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CH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H2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CH3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CH2</text:p>
          </table:table-cell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CH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CH2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CH3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CH1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H2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CH3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CH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CH2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CH3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CH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H2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CH3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CH1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CH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CH2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CH3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2" office:value-type="string" calcext:value-type="string">
            <text:p>CH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CH2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CH3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CH3</text:p>
          </table:table-cell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CH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CH2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H3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2" office:value-type="string" calcext:value-type="string">
            <text:p>CH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CH2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CH3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CH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CH2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CH3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CH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H2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CH3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CH2</text:p>
          </table:table-cell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CH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CH2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CH3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CH1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CH2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CH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style-name="ce2" office:value-type="string" calcext:value-type="string">
            <text:p>CH1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CH2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CH3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2" office:value-type="string" calcext:value-type="string">
            <text:p>CH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CH2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CH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CH1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CH1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CH2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CH3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CH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2" office:value-type="string" calcext:value-type="string">
            <text:p>CH1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CH2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CH3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CH1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CH3</text:p>
          </table:table-cell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CH1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CH2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CH3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CH1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CH3</text:p>
          </table:table-cell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CH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CH2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CH3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CH4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CH1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CH2</text:p>
          </table:table-cell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CH3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CH4</text:p>
          </table:table-cell>
        </table:table-row>
        <table:table-row table:style-name="ro1" table:number-rows-repeated="168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104837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ata input" table:style-name="ta1" table:protected="true" table:protection-key="BxzjGFNzvrw4Hy02gwGtGsjTaR8=" table:protection-key-digest-algorithm="http://www.w3.org/2000/09/xmldsig#sha1">
        <table:table-protection table:select-protected-cells="true" table:select-unprotected-cells="true"/>
        <table:shapes>
          <draw:frame draw:z-index="0" draw:style-name="gr1" draw:text-style-name="P1" svg:width="24.773cm" svg:height="12.484cm" svg:x="3.018cm" svg:y="5.286cm">
            <draw:object draw:notify-on-update-of-ranges="'Data input'.C4:'Data input'.Z4 'Data input'.B5:'Data input'.B5 'Data input'.C5:'Data input'.Z5 'Data input'.B6:'Data input'.B6 'Data input'.C6:'Data input'.Z6 'Data input'.B7:'Data input'.B7 'Data input'.C7:'Data input'.Z7 'Data input'.B8:'Data input'.B8 'Data input'.C8:'Data input'.Z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row table:style-name="ro2">
          <table:table-cell table:number-columns-repeated="26"/>
        </table:table-row>
        <table:table-row table:style-name="ro1">
          <table:table-cell table:number-columns-repeated="26"/>
        </table:table-row>
        <table:table-row table:style-name="ro2"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Heu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4" office:value-type="string" calcext:value-type="string">
            <text:p>Channel 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Channel 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4" table:style-name="ce5" office:value-type="float" office:value="101" calcext:value-type="float">
            <text:p>10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Channel 3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4" table:style-name="ce5" office:value-type="float" office:value="102" calcext:value-type="float">
            <text:p>10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5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Channel 4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4" table:style-name="ce5" office:value-type="float" office:value="103" calcext:value-type="float">
            <text:p>10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5" table:style-name="ce5" office:value-type="float" office:value="3" calcext:value-type="float">
            <text:p>3</text:p>
          </table:table-cell>
        </table:table-row>
        <table:table-row table:style-name="ro2">
          <table:table-cell table:number-columns-repeated="26"/>
        </table:table-row>
        <table:table-row table:style-name="ro2">
          <table:table-cell/>
          <table:table-cell office:value-type="string" calcext:value-type="string">
            <text:p>Formated data:</text:p>
          </table:table-cell>
          <table:table-cell table:formula="of:=CONCATENATE([.C5];[.D5];[.E5];[.F5];[.G5];[.H5];[.I5];[.J5];[.K5];[.L5];[.M5];[.N5];[.O5];[.P5];[.Q5];[.R5];[.S5];[.T5];[.U5];[.V5];[.W5];[.X5];[.Y5];[.Z5];[.C6];[.D6];[.E6];[.F6];[.G6];[.H6];[.I6];[.J6];[.K6];[.L6];[.M6];[.N6];[.O6];[.P6];[.Q6];[.R6];[.S6];[.T6];[.U6];[.V6];[.W6];[.X6];[.Y6];[.Z6];[.C7];[.D7];[.E7];[.F7];[.G7];[.H7];[.I7];[.J7];[.K7];[.L7];[.M7];[.N7];[.O7];[.P7];[.Q7];[.R7];[.S7];[.T7];[.U7];[.V7];[.W7];[.X7];[.Y7];[.Z7];[.C8];[.D8];[.E8];[.F8];[.G8];[.H8];[.I8];[.J8];[.K8];[.L8];[.M8];[.N8];[.O8];[.P8];[.Q8];[.R8];[.S8];[.T8];[.U8];[.V8];[.W8];[.X8];[.Y8];[.Z8])" office:value-type="string" office:string-value="0000000204060801001001001008060402000000111111121416181101101101101816141211111122222242242628210210210210282624222222223333333234363831031031031038363432333333" calcext:value-type="string">
            <text:p>0000000204060801001001001008060402000000111111121416181101101101101816141211111122222242242628210210210210282624222222223333333234363831031031031038363432333333</text:p>
          </table:table-cell>
          <table:table-cell table:number-columns-repeated="23"/>
        </table:table-row>
        <table:table-row table:style-name="ro2" table:number-rows-repeated="33">
          <table:table-cell table:number-columns-repeated="26"/>
        </table:table-row>
        <table:table-row table:style-name="ro1">
          <table:table-cell table:number-columns-repeated="26"/>
        </table:table-row>
        <table:table-row table:style-name="ro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inout" table:style-name="ta1">
        <table:table-column table:style-name="co1" table:number-columns-repeated="3" table:default-cell-style-name="Default"/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Pin number</text:p>
          </table:table-cell>
          <table:table-cell office:value-type="string" calcext:value-type="string">
            <text:p>assignation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4</text:p>
          </table:table-cell>
          <table:table-cell office:value-type="string" calcext:value-type="string">
            <text:p>SD ss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DI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10</text:p>
          </table:table-cell>
          <table:table-cell office:value-type="string" calcext:value-type="string">
            <text:p>SD 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DI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13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ograme fonction" table:style-name="ta1">
        <table:table-column table:style-name="co1" table:number-columns-repeated="2" table:default-cell-style-name="Default"/>
        <table:table-column table:style-name="co1" table:number-columns-repeated="3" table:default-cell-style-name="ce6"/>
        <table:table-row table:style-name="ro1" table:number-rows-repeated="3">
          <table:table-cell table:number-columns-repeated="5"/>
        </table:table-row>
        <table:table-row table:style-name="ro3">
          <table:table-cell table:number-columns-repeated="3"/>
          <table:table-cell table:style-name="ce8" office:value-type="string" calcext:value-type="string">
            <text:p>Start</text:p>
          </table:table-cell>
          <table:table-cell/>
        </table:table-row>
        <table:table-row table:style-name="ro3">
          <table:table-cell table:number-columns-repeated="3"/>
          <table:table-cell table:style-name="ce7" office:value-type="string" calcext:value-type="string">
            <text:p>Test if first start</text:p>
          </table:table-cell>
          <table:table-cell/>
        </table:table-row>
        <table:table-row table:style-name="ro3">
          <table:table-cell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/>
        </table:table-row>
        <table:table-row table:style-name="ro3">
          <table:table-cell table:number-columns-repeated="2"/>
          <table:table-cell table:style-name="ce7" office:value-type="string" calcext:value-type="string">
            <text:p>fill rom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3">
          <table:table-cell table:number-columns-repeated="2"/>
          <table:table-cell table:style-name="ce7" office:value-type="string" calcext:value-type="string">
            <text:p>set arduino time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3">
          <table:table-cell table:number-columns-repeated="3"/>
          <table:table-cell table:style-name="ce7" office:value-type="string" calcext:value-type="string">
            <text:p>Start main loop</text:p>
          </table:table-cell>
          <table:table-cell/>
        </table:table-row>
        <table:table-row table:style-name="ro3">
          <table:table-cell table:number-columns-repeated="3"/>
          <table:table-cell table:style-name="ce7" office:value-type="string" calcext:value-type="string">
            <text:p>Check time</text:p>
          </table:table-cell>
          <table:table-cell/>
        </table:table-row>
        <table:table-row table:style-name="ro3">
          <table:table-cell table:number-columns-repeated="2"/>
          <table:table-cell table:style-name="ce7" office:value-type="string" calcext:value-type="string">
            <text:p>new Hour ?</text:p>
          </table:table-cell>
          <table:table-cell/>
          <table:table-cell table:style-name="ce7" office:value-type="string" calcext:value-type="string">
            <text:p>new minute ?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Get channels step</text:p>
          </table:table-cell>
          <table:table-cell/>
          <table:table-cell table:style-name="ce7" office:value-type="string" calcext:value-type="string">
            <text:p>Get channels value</text:p>
          </table:table-cell>
        </table:table-row>
        <table:table-row table:style-name="ro3">
          <table:table-cell table:number-columns-repeated="4"/>
          <table:table-cell table:style-name="ce7" office:value-type="string" calcext:value-type="string">
            <text:p>Set channel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3">
          <table:table-cell table:number-columns-repeated="3"/>
          <table:table-cell table:style-name="ce7" office:value-type="string" calcext:value-type="string">
            <text:p>end loop</text:p>
          </table:table-cell>
          <table:table-cell/>
        </table:table-row>
        <table:table-row table:style-name="ro3" table:number-rows-repeated="15">
          <table:table-cell table:number-columns-repeated="5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.00.0000</text:date>, <text:time style:data-style-name="N2" text:time-value="0000-00-00T00:00:01.401717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mbie </meta:initial-creator>
    <meta:creation-date>2015-05-05T22:44:00.590322047</meta:creation-date>
    <dc:date>2015-07-21T08:44:06.558193941</dc:date>
    <dc:creator>zombie </dc:creator>
    <meta:editing-duration>P1DT12H22M52S</meta:editing-duration>
    <meta:editing-cycles>7</meta:editing-cycles>
    <meta:generator>LibreOffice/4.1.2.3$Linux_X86_64 LibreOffice_project/410m0$Build-3</meta:generator>
    <meta:document-statistic meta:table-count="4" meta:cell-count="5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74cm" svg:height="12.485cm" xlink:href=".." xlink:type="simple" chart:class="chart:bar" chart:style-name="ch1">
        <chart:legend chart:legend-position="end" svg:x="22.484cm" svg:y="5.196cm" style:legend-expansion="high" chart:style-name="ch2"/>
        <chart:plot-area chart:style-name="ch3" table:cell-range-address="'Data input'.B4:'Data input'.Z8" chart:data-source-has-labels="both" svg:x="0.945cm" svg:y="1.131cm" svg:width="20.549cm" svg:height="10.685cm">
          <chartooo:coordinate-region svg:x="1.752cm" svg:y="1.33cm" svg:width="19.742cm" svg:height="9.839cm"/>
          <chart:axis chart:dimension="x" chart:name="primary-x" chart:style-name="ch4" chartooo:axis-type="auto">
            <chartooo:date-scale/>
            <chart:categories table:cell-range-address="'Data input'.C4:'Data input'.Z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input'.C5:'Data input'.Z5" chart:label-cell-address="'Data input'.B5:'Data input'.B5" chart:class="chart:bar">
            <chart:data-point chart:repeated="24"/>
          </chart:series>
          <chart:series chart:style-name="ch8" chart:values-cell-range-address="'Data input'.C6:'Data input'.Z6" chart:label-cell-address="'Data input'.B6:'Data input'.B6" chart:class="chart:bar">
            <chart:data-point chart:repeated="24"/>
          </chart:series>
          <chart:series chart:style-name="ch9" chart:values-cell-range-address="'Data input'.C7:'Data input'.Z7" chart:label-cell-address="'Data input'.B7:'Data input'.B7" chart:class="chart:bar">
            <chart:data-point chart:repeated="24"/>
          </chart:series>
          <chart:series chart:style-name="ch10" chart:values-cell-range-address="'Data input'.C8:'Data input'.Z8" chart:label-cell-address="'Data input'.B8:'Data input'.B8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Data input'.C4:'Data input'.Z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hannel 1</text:p>
                <draw:g>
                  <svg:desc>'Data input'.B5:'Data input'.B5</svg:desc>
                </draw:g>
              </table:table-cell>
              <table:table-cell office:value-type="float" office:value="0">
                <text:p>0</text:p>
                <draw:g>
                  <svg:desc>'Data input'.C5:'Data input'.Z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nel 2</text:p>
                <draw:g>
                  <svg:desc>'Data input'.B6:'Data input'.B6</svg:desc>
                </draw:g>
              </table:table-cell>
              <table:table-cell office:value-type="float" office:value="1">
                <text:p>1</text:p>
                <draw:g>
                  <svg:desc>'Data input'.C6:'Data input'.Z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1">
                <text:p>81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nnel 3</text:p>
                <draw:g>
                  <svg:desc>'Data input'.B7:'Data input'.B7</svg:desc>
                </draw:g>
              </table:table-cell>
              <table:table-cell office:value-type="float" office:value="2">
                <text:p>2</text:p>
                <draw:g>
                  <svg:desc>'Data input'.C7:'Data input'.Z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annel 4</text:p>
                <draw:g>
                  <svg:desc>'Data input'.B8:'Data input'.B8</svg:desc>
                </draw:g>
              </table:table-cell>
              <table:table-cell office:value-type="float" office:value="3">
                <text:p>3</text:p>
                <draw:g>
                  <svg:desc>'Data input'.C8:'Data input'.Z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3">
                <text:p>83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